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0.2591in"/>
    </style:style>
    <style:style style:name="co12" style:family="table-column">
      <style:table-column-properties fo:break-before="auto" style:column-width="2.9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5228in"/>
    </style:style>
    <style:style style:name="co15" style:family="table-column">
      <style:table-column-properties fo:break-before="auto" style:column-width="0.2701in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539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ject_20_Planner">
      <style:table-properties table:display="true" style:writing-mode="lr-tb" table:tab-color="#735773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63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8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03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3" table:number-columns-repeated="4" table:default-cell-style-name="ce14"/>
        <table:table-column table:style-name="co14" table:default-cell-style-name="ce19"/>
        <table:table-column table:style-name="co15" table:number-columns-repeated="20" table:default-cell-style-name="ce14"/>
        <table:table-column table:style-name="co15" table:number-columns-repeated="997" table:default-cell-style-name="Default"/>
        <table:table-row table:style-name="ro7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8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22" calcext:value-type="float">
            <text:p>22</text:p>
          </table:table-cell>
          <table:table-cell/>
          <table:table-cell table:style-name="ce25" table:content-validation-name="val12"/>
          <table:table-cell table:style-name="ce81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81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88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88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1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62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62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62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62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16">
            <table:table-cell/>
            <table:covered-table-cell table:style-name="ce5" table:content-validation-name="val4"/>
            <table:covered-table-cell table:style-name="ce63" table:content-validation-name="val5"/>
            <table:covered-table-cell table:style-name="ce63" table:content-validation-name="val6"/>
            <table:covered-table-cell table:style-name="ce63" table:content-validation-name="val7"/>
            <table:covered-table-cell table:style-name="ce63" table:content-validation-name="val8"/>
            <table:covered-table-cell table:style-name="ce63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17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85" calcext:value-type="percentage">
            <text:p>8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25" calcext:value-type="percentage">
            <text:p>2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8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17" table:number-rows-repeated="1048547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96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01"/>
          <table:table-cell/>
        </table:table-row>
        <table:table-row table:style-name="ro11">
          <table:table-cell/>
          <table:table-cell table:style-name="ce97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01"/>
          <table:table-cell/>
        </table:table-row>
        <table:table-row table:style-name="ro9">
          <table:table-cell/>
          <table:table-cell table:style-name="ce98" office:value-type="string" calcext:value-type="string">
            <text:p>Kategori ID</text:p>
          </table:table-cell>
          <table:table-cell table:style-name="ce98" office:value-type="string" calcext:value-type="string">
            <text:p>Navn</text:p>
          </table:table-cell>
          <table:table-cell table:style-name="ce103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Kernefunktionalitet</text:p>
          </table:table-cell>
          <table:table-cell table:style-name="ce104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2</text:p>
          </table:table-cell>
          <table:table-cell table:style-name="ce99" office:value-type="string" calcext:value-type="string">
            <text:p>Brugervenlighed</text:p>
          </table:table-cell>
          <table:table-cell table:style-name="ce104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Telemetri/Logning</text:p>
          </table:table-cell>
          <table:table-cell table:style-name="ce104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Udvidet funktionalitet</text:p>
          </table:table-cell>
          <table:table-cell table:style-name="ce104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00" office:value-type="string" calcext:value-type="string" table:number-columns-spanned="2" table:number-rows-spanned="1">
            <text:p>Kravspecifikation</text:p>
          </table:table-cell>
          <table:covered-table-cell table:style-name="ce102"/>
          <table:table-cell table:number-columns-repeated="2"/>
        </table:table-row>
        <table:table-row table:style-name="ro9">
          <table:table-cell/>
          <table:table-cell table:style-name="ce98" office:value-type="string" calcext:value-type="string">
            <text:p>Krav ID</text:p>
          </table:table-cell>
          <table:table-cell table:style-name="ce98" office:value-type="string" calcext:value-type="string">
            <text:p>Kategori</text:p>
          </table:table-cell>
          <table:table-cell table:style-name="ce98" office:value-type="string" calcext:value-type="string">
            <text:p>Beskrivelse</text:p>
          </table:table-cell>
          <table:table-cell table:style-name="ce103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numeriske spille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ansigts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3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ort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4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aravaner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5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genkender når spillere vinder/taber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6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7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8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Spillet indeholder en guide som forklarer reglerne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9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Mulighed for at tilpasse kortdæk (bredt udvalg af implementationsmuligheder)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0</text:p>
          </table:table-cell>
          <table:table-cell table:style-name="ce99" office:value-type="string" calcext:value-type="string">
            <text:p>KN6</text:p>
          </table:table-cell>
          <table:table-cell table:style-name="ce99" office:value-type="string" calcext:value-type="string">
            <text:p>Produktet/spillet understøtter udvalgte tilpasninger af spilleregler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1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Produktet kan lagre tilpassede spilledæk/spilleregler</text:p>
          </table:table-cell>
          <table:table-cell table:style-name="ce104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99" office:value-type="string" calcext:value-type="string">
            <text:p>K12</text:p>
          </table:table-cell>
          <table:table-cell table:style-name="ce99" office:value-type="string" calcext:value-type="string">
            <text:p>KN5</text:p>
          </table:table-cell>
          <table:table-cell table:style-name="ce99" office:value-type="string" calcext:value-type="string">
            <text:p>Produktet/spillet kan logge træk i spillet, til database og eller blot i spillet.</text:p>
          </table:table-cell>
          <table:table-cell table:style-name="ce104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99" office:value-type="string" calcext:value-type="string">
            <text:p>K13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04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06"/>
        <table:table-column table:style-name="co6" table:number-columns-repeated="2" table:default-cell-style-name="ce99"/>
        <table:table-column table:style-name="co6" table:default-cell-style-name="Default"/>
        <table:table-column table:style-name="co6" table:default-cell-style-name="ce99"/>
        <table:table-column table:style-name="co6" table:default-cell-style-name="ce104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96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01"/>
          <table:table-cell table:style-name="ce101" table:number-columns-repeated="3"/>
        </table:table-row>
        <table:table-row table:style-name="ro15">
          <table:table-cell/>
          <table:table-cell table:style-name="ce97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01"/>
        </table:table-row>
        <table:table-row table:style-name="ro9">
          <table:table-cell/>
          <table:table-cell table:style-name="ce105"/>
          <table:table-cell table:style-name="ce108" table:number-columns-repeated="2"/>
          <table:table-cell table:style-name="ce99" office:value-type="string" calcext:value-type="string">
            <text:p>K6</text:p>
          </table:table-cell>
          <table:table-cell table:style-name="ce108"/>
          <table:table-cell table:style-name="ce109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99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99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07" office:value-type="string" calcext:value-type="string">
            <text:p>Vurderet Kompleksitet</text:p>
          </table:table-cell>
          <table:table-cell table:number-columns-repeated="2"/>
          <table:table-cell table:style-name="ce99"/>
          <table:table-cell table:number-columns-repeated="2"/>
        </table:table-row>
        <table:table-row table:style-name="ro9">
          <table:table-cell table:number-columns-repeated="2"/>
          <table:table-cell table:style-name="ce106" office:value-type="string" calcext:value-type="string">
            <text:p>Vigtighed</text:p>
          </table:table-cell>
          <table:table-cell table:style-name="ce106" office:value-type="string" calcext:value-type="string">
            <text:p>--&gt;</text:p>
          </table:table-cell>
          <table:table-cell table:style-name="ce106" table:number-columns-repeated="2"/>
          <table:table-cell table:style-name="ce110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kr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51P0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>
      <number:minutes number:style="long"/>
      <number:text>:</number:text>
      <number:seconds number:style="long"/>
    </number:time-style>
    <number:number-style style:name="N150P0" style:volatile="true">
      <number:text>kr </number:text>
      <number:number number:decimal-places="0" number:min-decimal-places="0" number:min-integer-digits="1" number:grouping="true"/>
    </number:number-style>
    <number:number-style style:name="N150">
      <number:text>kr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25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kr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5P0" style:volatile="true">
      <number:text>kr 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8P0" style:volatile="true">
      <number:text>kr </number:text>
      <number:number number:decimal-places="2" number:min-decimal-places="2" number:min-integer-digits="1" number:grouping="true"/>
    </number:number-style>
    <number:number-style style:name="N128">
      <number:text>kr 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41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29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 number:textual="true"/>
      <number:text>-</number:text>
      <number:year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22T16:26:14.541921610</dc:date>
    <meta:generator>LibreOffice/7.3.7.2$Linux_X86_64 LibreOffice_project/30$Build-2</meta:generator>
    <meta:editing-duration>PT17H18M18S</meta:editing-duration>
    <meta:editing-cycles>25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